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number-columns-repeated="2" table:style-name="ce6" office:value-type="time" office:time-value="PT02H00M00S" calcext:value-type="time">
            <text:p>02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77H55M00S" calcext:value-type="time">
            <text:p>77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125H55M00S" calcext:value-type="time">
            <text:p>125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51:26.3445622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5M41S</meta:editing-duration>
    <meta:editing-cycles>22</meta:editing-cycles>
    <meta:generator>LibreOffice/5.2.3.3$Linux_X86_64 LibreOffice_project/20m0$Build-3</meta:generator>
    <meta:initial-creator>Kai Mindermann</meta:initial-creator>
    <dc:date>2016-12-09T16:51:37.944261722</dc:date>
    <meta:document-statistic meta:table-count="1" meta:cell-count="243" meta:object-count="0"/>
  </office:meta>
</office:document-meta>
</file>